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EM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orê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olli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montagn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éca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oundr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s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i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gr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urbi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you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ï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âturag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ai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a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êt coniférien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êt décid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m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êt sclérophyll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êt ombrophi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êt tropophil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ss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anal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ésert pol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qui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parr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é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ys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cif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sin xériqu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12:00:01.497658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23T14:38:50.770072088</dc:date>
    <meta:editing-duration>PT3H53M42S</meta:editing-duration>
    <meta:editing-cycles>40</meta:editing-cycles>
    <meta:document-statistic meta:table-count="2" meta:cell-count="886" meta:object-count="0"/>
  </office:meta>
</office:document-meta>
</file>